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7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19, 1892</text:p>
      <text:p text:style-name="P4">Month<text:tab/><text:tab/><text:tab/><text:tab/><text:tab/><text:tab/>January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JOSEPH BLUMENTHAL./</text:p>
      <text:p text:style-name="P5">President.<text:span text:style-name="T2">/</text:span></text:p>
      <text:p text:style-name="P5"><text:span text:style-name="T2">151 EAST 73D STREET./</text:span></text:p>
      <text:p text:style-name="P6"><text:span text:style-name="T2">Jewish Theological Seminary Association./</text:span></text:p>
      <text:p text:style-name="P7"><text:span text:style-name="T2">New York Jany 19th 1892/</text:span></text:p>
      <text:p text:style-name="P5"><text:span text:style-name="T2">Rev Dr. S. Morais/</text:span></text:p>
      <text:p text:style-name="P5"><text:span text:style-name="T2"><text:tab/>President J. T. Seminary,/</text:span></text:p>
      <text:p text:style-name="P5"><text:span text:style-name="T2"><text:tab/>Respected &amp; Dear Sir/</text:span></text:p>
      <text:p text:style-name="P5"><text:span text:style-name="T2"><text:tab/><text:tab/>I am enjoined by the Board/ of Trustees of the Jewish Theological Seminary/ Association, to tender to you their sincere and/ heartfelt gratification at your recovery from a/ severe illness, and your restoration to health, and/ the activities of your many and important duties--/ They desire to assure you of their deep interest in/ your wellbeing, and their prayerful hope, that/ your life may be long spared, for the good of/ our seminary, and the benefit and glory of our faith-/</text:span></text:p>
      <text:p text:style-name="P5"><text:span text:style-name="T2"><text:tab/>Need I say that I give my personal wishes/ with my whole heart, in the above-/</text:span></text:p>
      <text:p text:style-name="P5"><text:soft-page-break/><text:span text:style-name="T2"><text:tab/><text:tab/>very truly yours/</text:span></text:p>
      <text:p text:style-name="P5"><text:span text:style-name="T2"><text:tab/><text:tab/>Joseph Blumenthal/</text:span></text:p>
      <text:p text:style-name="P5"><text:span text:style-name="T2"><text:tab/><text:tab/><text:tab/>Presiden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3:10:32.23</meta:creation-date>
    <dc:date>2011-11-30T13:15:16.10</dc:date>
    <dc:creator>Penn Libraries</dc:creator>
    <meta:editing-duration>PT00H04M4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298" meta:character-count="2068"/>
  </office:meta>
</office:document-meta>
</file>